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51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6_5YR_B07004E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Same house 1 year ago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Same house 1 year ago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Moved within same municipio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Moved within same municipio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Moved from different municipio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Moved from different municipio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Moved from the United Stat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Moved from the United Stat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Moved from elsewher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Moved from elsewhe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/6.0.7.3$Linux_X86_64 LibreOffice_project/00m0$Build-3</meta:generator>
  </office:meta>
</office:document-meta>
</file>